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Ani" svg:font-family="Ani" style:font-pitch="variable"/>
    <style:font-face style:name="AnjaliOldLipi" svg:font-family="AnjaliOldLipi" style:font-pitch="variable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1"/>
    </style:style>
    <style:style style:name="P2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hilanka" fo:letter-spacing="normal" fo:font-style="normal" style:text-underline-style="none" fo:font-weight="bold" style:text-blinking="false" style:font-style-asian="normal" style:font-weight-asian="bold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f3baa" officeooo:paragraph-rsid="001f3baa" style:font-name-asian="Times New Roman" style:font-size-asian="14pt" style:language-asian="pt" style:country-asian="BR" style:font-style-asian="italic" style:font-weight-asian="bold" style:font-name-complex="Courier New1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60%" fo:orphans="2" fo:widows="2" fo:text-indent="0cm" style:auto-text-indent="false"/>
      <style:text-properties style:font-name="Chilanka1"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202dff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hilanka1" fo:font-size="11pt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hilanka1" fo:font-size="11pt" officeooo:paragraph-rsid="0021f2ac" style:font-size-asian="11pt" style:font-size-complex="11pt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hilanka1" fo:font-size="11pt" fo:letter-spacing="normal" fo:font-style="normal" fo:font-weight="normal" style:font-size-asian="11pt" style:font-size-complex="11pt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hilanka1" fo:font-size="11pt" fo:letter-spacing="normal" fo:font-style="normal" fo:font-weight="normal" officeooo:paragraph-rsid="0021f2ac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hilanka1" fo:font-size="11pt" fo:letter-spacing="normal" fo:font-style="normal" fo:font-weight="normal" officeooo:rsid="0021f2ac" officeooo:paragraph-rsid="0021f2ac" style:font-size-asian="11pt" style:font-size-complex="11pt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hilanka1" fo:font-size="11pt" fo:letter-spacing="normal" fo:font-style="normal" fo:font-weight="normal" officeooo:rsid="0021f2ac" officeooo:paragraph-rsid="00223eff" style:font-size-asian="11pt" style:font-size-complex="11pt"/>
    </style:style>
    <style:style style:name="P1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hilanka1" fo:font-size="11pt" fo:letter-spacing="normal" style:font-size-asian="11pt" style:font-size-complex="11pt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hilanka1" fo:font-size="11pt" fo:letter-spacing="normal" officeooo:paragraph-rsid="0021f2ac" style:font-size-asian="11pt" style:font-size-complex="11pt"/>
    </style:style>
    <style:style style:name="P16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hilanka1" fo:font-size="11pt" style:font-size-asian="11pt" style:font-size-complex="11pt"/>
    </style:style>
    <style:style style:name="P17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hilanka1" fo:font-size="11pt" officeooo:paragraph-rsid="0021f2ac" style:font-size-asian="11pt" style:font-size-complex="11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000000"/>
      <style:text-properties style:font-name="Chilanka" fo:font-size="24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hilanka" fo:font-size="11pt" fo:letter-spacing="normal" fo:font-style="normal" style:text-underline-style="none" fo:font-weight="bold" officeooo:rsid="00202dff" style:text-blinking="false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ff7700" style:font-name="Chilanka1" fo:font-size="11pt" fo:letter-spacing="normal" fo:font-style="normal" fo:font-weight="bold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color="#424242" style:font-name="Chilanka1" fo:font-size="11pt" fo:letter-spacing="normal" fo:font-style="normal" fo:font-weight="normal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style:font-name="Chilanka" fo:font-size="11pt" fo:letter-spacing="normal" fo:font-style="normal" fo:font-weight="bold" officeooo:rsid="001d64a9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Chilanka1" fo:font-size="11pt" fo:letter-spacing="normal" fo:font-style="normal" fo:font-weight="bold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style:font-name="Chilanka1" fo:font-size="11pt" fo:letter-spacing="normal" fo:font-style="normal" fo:font-weight="normal" style:font-size-asian="11pt" style:font-style-asian="normal" style:font-weight-asian="normal" style:font-size-complex="11pt"/>
    </style:style>
    <style:style style:name="T11" style:family="text">
      <style:text-properties fo:font-style="normal" fo:font-weight="bold"/>
    </style:style>
    <style:style style:name="T12" style:family="text">
      <style:text-properties fo:font-style="normal" fo:font-weight="bold" officeooo:rsid="00202dff"/>
    </style:style>
    <style:style style:name="T13" style:family="text">
      <style:text-properties fo:font-style="normal" fo:font-weight="bold" officeooo:rsid="0021f2ac"/>
    </style:style>
    <style:style style:name="T14" style:family="text">
      <style:text-properties fo:font-style="normal" fo:font-weight="bold" officeooo:rsid="00223eff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21f2ac"/>
    </style:style>
    <style:style style:name="T17" style:family="text">
      <style:text-properties fo:font-style="normal" fo:font-weight="normal" officeooo:rsid="00223eff"/>
    </style:style>
    <style:style style:name="T18" style:family="text">
      <style:text-properties fo:font-weight="bold"/>
    </style:style>
    <style:style style:name="T19" style:family="text">
      <style:text-properties fo:font-weight="bold" officeooo:rsid="00202dff"/>
    </style:style>
    <style:style style:name="T20" style:family="text">
      <style:text-properties fo:font-weight="bold" officeooo:rsid="0021f2ac"/>
    </style:style>
    <style:style style:name="T21" style:family="text">
      <style:text-properties fo:font-weight="bold" style:font-style-asian="normal" style:font-weight-asian="normal"/>
    </style:style>
    <style:style style:name="T22" style:family="text">
      <style:text-properties fo:font-weight="bold" officeooo:rsid="00223eff"/>
    </style:style>
    <style:style style:name="T23" style:family="text">
      <style:text-properties officeooo:rsid="00202dff"/>
    </style:style>
    <style:style style:name="T24" style:family="text">
      <style:text-properties style:font-style-asian="normal" style:font-weight-asian="normal"/>
    </style:style>
    <style:style style:name="T25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6.302cm" fo:min-width="4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04cm" fo:min-width="2.51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Figura1" draw:style-name="gr1" draw:text-style-name="P18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9" svg:width="0.899cm" svg:height="0.851cm" svg:x="18.062cm" svg:y="0.005cm"><text:p><text:span text:style-name="T25">8</text:span><text:span text:style-name="T25">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<text:span text:style-name="T23">enhor, te quero</text:span></text:p>
      <text:p text:style-name="P1"/>
      <text:p text:style-name="P2"/>
      <text:p text:style-name="P3"><text:bookmark text:name="cifra_tom"/><text:span text:style-name="T1">Tom: </text:span><text:span text:style-name="Internet_20_link"><text:span text:style-name="T2">C</text:span></text:span></text:p>
      <text:p text:style-name="P4"><text:bookmark text:name="cifra_capo"/><text:bookmark text:name="cifra_afi"/></text:p>
      <text:p text:style-name="P7"><text:span text:style-name="T6">Intro </text:span><text:span text:style-name="T8">: <text:s/></text:span><text:span text:style-name="T9">G</text:span><text:span text:style-name="T10"> <text:s/></text:span><text:span text:style-name="T9">C9</text:span><text:span text:style-name="T10"> <text:s/></text:span><text:span text:style-name="T9">Em</text:span><text:span text:style-name="T10"> <text:s/></text:span><text:span text:style-name="T9">D9</text:span><text:span text:style-name="T10"> <text:s/></text:span><text:span text:style-name="T9">C9</text:span></text:p>
      <text:p text:style-name="P6"/>
      <text:p text:style-name="P10"><text:span text:style-name="T18">G</text:span> <text:s text:c="26"/><text:span text:style-name="T18">C</text:span><text:span text:style-name="T19">9</text:span></text:p>
      <text:p text:style-name="P10">Eu te busco, te procuro óh Deus</text:p>
      <text:p text:style-name="P14"><text:s/><text:span text:style-name="T11">Em</text:span><text:span text:style-name="T15"> <text:s text:c="9"/></text:span><text:span text:style-name="T11">D</text:span><text:span text:style-name="T12">9</text:span><text:span text:style-name="T15"> <text:s text:c="3"/></text:span><text:span text:style-name="T11">C</text:span><text:span text:style-name="T12">9</text:span></text:p>
      <text:p text:style-name="P10">No silêncio tu estás</text:p>
      <text:p text:style-name="P10"><text:span text:style-name="T18">G</text:span> <text:s text:c="24"/><text:span text:style-name="T18">C</text:span><text:span text:style-name="T22">9</text:span></text:p>
      <text:p text:style-name="P10">Eu te busco, toda hora espero em ti, revela-te a mim</text:p>
      <text:p text:style-name="P14"><text:s/><text:span text:style-name="T11">Em</text:span><text:span text:style-name="T15"> <text:s text:c="13"/></text:span><text:span text:style-name="T11">D</text:span><text:span text:style-name="T15"> </text:span><text:span text:style-name="T17">9</text:span><text:span text:style-name="T15"> <text:s text:c="2"/></text:span><text:span text:style-name="T11">C</text:span><text:span text:style-name="T14">9</text:span></text:p>
      <text:p text:style-name="P10">Conhecer-te eu quero mais</text:p>
      <text:p text:style-name="P16"><draw:custom-shape text:anchor-type="paragraph" draw:z-index="2" draw:name="Forma1" draw:style-name="gr3" draw:text-style-name="P20" svg:width="4.811cm" svg:height="6.303cm" svg:x="-0.085cm" svg:y="0.205cm"><text:p/><draw:enhanced-geometry svg:viewBox="0 0 21600 21600" draw:type="rectangle" draw:enhanced-path="M 0 0 L 21600 0 21600 21600 0 21600 0 0 Z N"/></draw:custom-shape></text:p>
      <text:p text:style-name="P14"><text:s/><text:span text:style-name="T11">G</text:span><text:span text:style-name="T15"> <text:s text:c="11"/></text:span><text:span text:style-name="T11">D</text:span><text:span text:style-name="T14">9</text:span></text:p>
      <text:p text:style-name="P10">Senhor te quero</text:p>
      <text:p text:style-name="P14"><text:s text:c="2"/><text:span text:style-name="T11">Em</text:span><text:span text:style-name="T15"> <text:s text:c="4"/></text:span><text:span text:style-name="T11">C</text:span><text:span text:style-name="T14">9</text:span><text:span text:style-name="T15"> <text:s text:c="6"/></text:span><text:span text:style-name="T11">G</text:span></text:p>
      <text:p text:style-name="P10">Quero ouvir tua voz</text:p>
      <text:p text:style-name="P14"><text:s text:c="14"/><text:span text:style-name="T11">D</text:span><text:span text:style-name="T14">9</text:span><text:span text:style-name="T15"> <text:s text:c="3"/></text:span><text:span text:style-name="T11">C</text:span><text:span text:style-name="T14">9</text:span></text:p>
      <text:p text:style-name="P14"><text:s/><text:span text:style-name="T15">Senhor, te quero mais</text:span></text:p>
      <text:p text:style-name="P16"/>
      <text:p text:style-name="P10"><text:span text:style-name="T18">G</text:span> <text:s text:c="12"/><text:span text:style-name="T18">D</text:span><text:span text:style-name="T22">9</text:span></text:p>
      <text:p text:style-name="P14"><text:s/><text:span text:style-name="T15">Quero tocar-te</text:span></text:p>
      <text:p text:style-name="P8"/>
      <text:p text:style-name="P10"><text:span text:style-name="T18">Em</text:span> <text:s text:c="17"/><text:span text:style-name="T18">C</text:span><text:span text:style-name="T22">9</text:span></text:p>
      <text:p text:style-name="P14"><text:s/><text:span text:style-name="T15">Tua face eu quero ver</text:span></text:p>
      <text:p text:style-name="P10"><text:span text:style-name="T18">G</text:span> <text:s text:c="12"/><text:span text:style-name="T18">D</text:span><text:span text:style-name="T22">9</text:span> <text:s text:c="3"/><text:span text:style-name="T18">C</text:span><text:span text:style-name="T22">9</text:span></text:p>
      <text:p text:style-name="P14"><text:s/><text:span text:style-name="T15">Senhor, te quero mais</text:span></text:p>
      <text:p text:style-name="P16"/>
      <text:p text:style-name="P10"><text:span text:style-name="T18">G</text:span> <text:s text:c="29"/><text:span text:style-name="T18">C</text:span><text:span text:style-name="T20">9</text:span></text:p>
      <text:p text:style-name="P14"><draw:line text:anchor-type="paragraph" draw:z-index="5" draw:name="Forma2" draw:style-name="gr5" draw:text-style-name="P21" svg:x1="-0.23cm" svg:y1="10.423cm" svg:x2="-0.302cm" svg:y2="0.152cm"><text:p/></draw:line><draw:line text:anchor-type="paragraph" draw:z-index="6" draw:name="Forma3" draw:style-name="gr6" draw:text-style-name="P21" svg:x1="-0.302cm" svg:y1="0.162cm" svg:x2="0.035cm" svg:y2="0.162cm"><text:p/></draw:line><text:s/><text:span text:style-name="T15">Prosseguindo, para o alvo eu vou</text:span></text:p>
      <text:p text:style-name="P10"><text:span text:style-name="T18">Em</text:span> <text:s text:c="7"/><text:span text:style-name="T18">D</text:span><text:span text:style-name="T20">9</text:span> <text:s text:c="5"/><text:span text:style-name="T18">C</text:span><text:span text:style-name="T20">9</text:span></text:p>
      <text:p text:style-name="P14"><text:s/><text:span text:style-name="T15">A coroa conquistar</text:span></text:p>
      <text:p text:style-name="P10"><text:span text:style-name="T18">G</text:span> <text:s text:c="23"/><text:span text:style-name="T18">C</text:span><text:span text:style-name="T20">9</text:span> <text:s text:c="23"/><text:span text:style-name="T18">Em</text:span></text:p>
      <text:p text:style-name="P14"><text:s/><text:span text:style-name="T15">Vou lutando, nada pode me impedir, eu vou te seguir</text:span></text:p>
      <text:p text:style-name="P14"><text:s text:c="18"/><text:span text:style-name="T11">D</text:span><text:span text:style-name="T13">9</text:span><text:span text:style-name="T15"> <text:s text:c="3"/></text:span><text:span text:style-name="T11">C</text:span><text:span text:style-name="T13">9</text:span></text:p>
      <text:p text:style-name="P14"><text:s/><text:span text:style-name="T15">Conhecer-te eu quero mais</text:span></text:p>
      <text:p text:style-name="P14"><text:span text:style-name="T15"/></text:p>
      <text:p text:style-name="P17"><draw:custom-shape text:anchor-type="paragraph" draw:z-index="3" draw:name="Forma1" draw:style-name="gr3" draw:text-style-name="P20" svg:width="4.811cm" svg:height="6.303cm" svg:x="-0.085cm" svg:y="0.205cm"><text:p/><draw:enhanced-geometry svg:viewBox="0 0 21600 21600" draw:type="rectangle" draw:enhanced-path="M 0 0 L 21600 0 21600 21600 0 21600 0 0 Z N"/></draw:custom-shape></text:p>
      <text:p text:style-name="P15"><text:s/><text:span text:style-name="T11">G</text:span><text:span text:style-name="T15"> <text:s text:c="11"/></text:span><text:span text:style-name="T11">D</text:span><text:span text:style-name="T14">9</text:span></text:p>
      <text:p text:style-name="P11">Senhor te quero</text:p>
      <text:p text:style-name="P15"><text:s text:c="2"/><text:span text:style-name="T11">Em</text:span><text:span text:style-name="T15"> <text:s text:c="4"/></text:span><text:span text:style-name="T11">C</text:span><text:span text:style-name="T15"> </text:span><text:span text:style-name="T17">9</text:span><text:span text:style-name="T15"> <text:s text:c="5"/></text:span><text:span text:style-name="T11">G</text:span></text:p>
      <text:p text:style-name="P11">Quero ouvir tua voz</text:p>
      <text:p text:style-name="P15"><text:s text:c="14"/><text:span text:style-name="T11">D</text:span><text:span text:style-name="T14">9</text:span><text:span text:style-name="T15"> <text:s text:c="3"/></text:span><text:span text:style-name="T11">C</text:span><text:span text:style-name="T14">9</text:span></text:p>
      <text:p text:style-name="P15"><text:s/><text:span text:style-name="T15">Senhor, te quero mais</text:span></text:p>
      <text:p text:style-name="P17"/>
      <text:p text:style-name="P11"><text:span text:style-name="T18">G</text:span> <text:s text:c="12"/><text:span text:style-name="T18">D</text:span><text:span text:style-name="T22">9</text:span></text:p>
      <text:p text:style-name="P15"><text:s/><text:span text:style-name="T15">Quero tocar-te</text:span></text:p>
      <text:p text:style-name="P9"/>
      <text:p text:style-name="P11"><text:span text:style-name="T18">Em</text:span> <text:s text:c="17"/><text:span text:style-name="T18">C</text:span><text:span text:style-name="T22">9</text:span></text:p>
      <text:p text:style-name="P15"><text:s/><text:span text:style-name="T15">Tua face eu quero ver</text:span></text:p>
      <text:p text:style-name="P11"><text:span text:style-name="T18">G</text:span> <text:s text:c="12"/><text:span text:style-name="T18">D</text:span><text:span text:style-name="T22">9</text:span> <text:s text:c="3"/><text:span text:style-name="T18">C</text:span><text:span text:style-name="T22">9</text:span></text:p>
      <text:p text:style-name="P15"><text:s/><text:span text:style-name="T15">Senhor, te quero mais</text:span></text:p>
      <text:p text:style-name="P17"/>
      <text:p text:style-name="P12"><text:span text:style-name="T18">SOLO 2X: <text:s text:c="2"/></text:span><text:span text:style-name="T21">D9</text:span><text:span text:style-name="T24"> <text:s/></text:span><text:span text:style-name="T21">C9 <text:s/>G</text:span></text:p>
      <text:p text:style-name="P10"><text:span text:style-name="T4"/></text:p>
      <text:p text:style-name="P10"><draw:custom-shape text:anchor-type="char" draw:z-index="4" draw:style-name="gr4" draw:text-style-name="P19" svg:width="2.535cm" svg:height="0.528cm" svg:x="0.097cm" svg:y="0.22cm"><text:p><text:span text:style-name="T25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/></text:p>
      <text:p text:style-name="P10"><text:span text:style-name="T4"/></text:p>
      <text:p text:style-name="P10"><text:span text:style-name="T4"/></text:p>
      <text:p text:style-name="P13"><text:span text:style-name="T22">FINAL</text:span><text:span text:style-name="T18"> 2X: <text:s text:c="2"/></text:span><text:span text:style-name="T21">D9 <text:s/>C9 <text:s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Ani" svg:font-family="Ani" style:font-pitch="variable"/>
    <style:font-face style:name="AnjaliOldLipi" svg:font-family="AnjaliOldLipi" style:font-pitch="variable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3-11T17:43:02.336095551</dc:date>
    <meta:editing-cycles>54</meta:editing-cycles>
    <meta:editing-duration>P1DT6H31M17S</meta:editing-duration>
    <meta:generator>LibreOffice/6.0.7.3$Linux_X86_64 LibreOffice_project/00m0$Build-3</meta:generator>
    <meta:document-statistic meta:table-count="0" meta:image-count="0" meta:object-count="0" meta:page-count="1" meta:paragraph-count="45" meta:word-count="165" meta:character-count="1047" meta:non-whitespace-character-count="5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